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2cm" draw:marker-start-width="0.5cm" draw:marker-end="Arrowheads_20_1" draw:marker-end-width="0.5cm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69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685cm" fo:min-width="2.37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7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12cm" fo:min-width="6.81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313cm" fo:min-width="3.063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co1" style:family="table-column">
      <style:table-column-properties style:column-width="4.507cm" style:use-optimal-column-width="false"/>
    </style:style>
    <style:style style:name="co2" style:family="table-column">
      <style:table-column-properties style:column-width="5.48cm" style:use-optimal-column-width="false"/>
    </style:style>
    <style:style style:name="co3" style:family="table-column">
      <style:table-column-properties style:column-width="3.536cm" style:use-optimal-column-width="false"/>
    </style:style>
    <style:style style:name="co4" style:family="table-column">
      <style:table-column-properties style:column-width="5.289cm" style:use-optimal-column-width="false"/>
    </style:style>
    <style:style style:name="co5" style:family="table-column">
      <style:table-column-properties style:column-width="5.623cm" style:use-optimal-column-width="false"/>
    </style:style>
    <style:style style:name="co6" style:family="table-column">
      <style:table-column-properties style:column-width="2.83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Noto Mono1" fo:font-size="16pt" style:font-size-asian="16pt" style:font-size-complex="16pt"/>
    </style:style>
    <style:style style:name="ce2" style:family="table-cell">
      <style:text-properties style:font-name="Noto Mono1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style:font-name="Noto Mono1" fo:font-size="16pt" style:font-size-asian="16pt" style:font-size-complex="16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Noto Mono1"/>
    </style:style>
    <style:style style:name="P4" style:family="paragraph">
      <loext:graphic-properties draw:fill="none" draw:fill-color="#ffffff"/>
      <style:paragraph-properties style:writing-mode="lr-tb"/>
      <style:text-properties style:font-name="Noto Mono1"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style:font-name="Noto Mono1"/>
    </style:style>
    <style:style style:name="T1" style:family="text">
      <style:text-properties style:font-name="Noto Mono1" fo:font-size="16pt" style:font-size-asian="16pt" style:font-size-complex="16pt"/>
    </style:style>
    <style:style style:name="T2" style:family="text">
      <style:text-properties style:font-name="Noto Mono1"/>
    </style:style>
    <style:style style:name="T3" style:family="text">
      <style:text-properties style:font-name="Noto Mono1"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xml:id="id2" draw:id="id2" draw:layer="layout" svg:width="13.522cm" svg:height="14.004cm" svg:x="3.739cm" svg:y="3.771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row table:style-name="ro1" table:default-cell-style-name="ce1">
                <table:table-cell table:number-columns-spanned="3">
                  <text:p text:style-name="P1"><text:span text:style-name="T1"><text:s/></text:span><text:span text:style-name="T1">Results </text:span></text:p>
                </table:table-cell>
                <table:covered-table-cell/>
                <table:covered-table-cell/>
              </table:table-row>
              <table:table-row table:style-name="ro1" table:default-cell-style-name="ce2">
                <table:table-cell>
                  <text:p text:style-name="P2"><text:span text:style-name="T1">result_id</text:span></text:p>
                </table:table-cell>
                <table:table-cell>
                  <text:p text:style-name="P2"><text:span text:style-name="T1">BIGINT(20),</text:span></text:p>
                  <text:p><text:span text:style-name="T1">AUTO_INCREMENT</text:span></text:p>
                </table:table-cell>
                <table:table-cell>
                  <text:p text:style-name="P2"><text:span text:style-name="T1">PK</text:span></text:p>
                </table:table-cell>
              </table:table-row>
              <table:table-row table:style-name="ro1" table:default-cell-style-name="ce2">
                <table:table-cell>
                  <text:p text:style-name="P2"><text:span text:style-name="T1">user_id</text:span></text:p>
                </table:table-cell>
                <table:table-cell>
                  <text:p text:style-name="P2"><text:span text:style-name="T1">BIGINT(20)</text:span></text:p>
                </table:table-cell>
                <table:table-cell>
                  <text:p text:style-name="P2"><text:span text:style-name="T1">FK</text:span></text:p>
                </table:table-cell>
              </table:table-row>
              <table:table-row table:style-name="ro2" table:default-cell-style-name="ce2">
                <table:table-cell>
                  <text:p text:style-name="P2"><text:span text:style-name="T1">excerise_id</text:span></text:p>
                </table:table-cell>
                <table:table-cell>
                  <text:p text:style-name="P2"><text:span text:style-name="T1">BIGINT(20)</text:span></text:p>
                </table:table-cell>
                <table:table-cell>
                  <text:p text:style-name="P2"><text:span text:style-name="T1">FK</text:span></text:p>
                </table:table-cell>
              </table:table-row>
              <table:table-row table:style-name="ro2" table:default-cell-style-name="ce2">
                <table:table-cell>
                  <text:p text:style-name="P2">is_metric</text:p>
                </table:table-cell>
                <table:table-cell>
                  <text:p text:style-name="P2"><text:span text:style-name="T1">TINYINT(1)</text:span><text:span text:style-name="T1"><text:tab/></text:span></text:p>
                </table:table-cell>
                <table:table-cell/>
              </table:table-row>
              <table:table-row table:style-name="ro2" table:default-cell-style-name="ce2">
                <table:table-cell>
                  <text:p text:style-name="P2"><text:span text:style-name="T1">result</text:span></text:p>
                </table:table-cell>
                <table:table-cell>
                  <text:p text:style-name="P2"><text:span text:style-name="T1">INT(11)</text:span></text:p>
                </table:table-cell>
                <table:table-cell/>
              </table:table-row>
              <table:table-row table:style-name="ro2" table:default-cell-style-name="ce2">
                <table:table-cell>
                  <text:p text:style-name="P2"><text:span text:style-name="T1">result_date</text:span></text:p>
                </table:table-cell>
                <table:table-cell>
                  <text:p text:style-name="P2"><text:span text:style-name="T1">DATETIME</text:span></text:p>
                </table:table-cell>
                <table:table-cell/>
              </table:table-row>
            </table:table>
            <draw:image xlink:href="Pictures/TablePreview1.svm" xlink:type="simple" xlink:show="embed" xlink:actuate="onLoad"/>
          </draw:frame>
          <draw:frame draw:style-name="standard" xml:id="id1" draw:id="id1" draw:layer="layout" svg:width="13.749cm" svg:height="7.995cm" svg:x="3.558cm" svg:y="18.55cm">
            <table:table table:template-name="default" table:use-first-row-styles="true" table:use-banding-rows-styles="true">
              <table:table-column table:style-name="co4"/>
              <table:table-column table:style-name="co5"/>
              <table:table-column table:style-name="co6"/>
              <table:table-row table:style-name="ro1" table:default-cell-style-name="ce1">
                <table:table-cell table:number-columns-spanned="3">
                  <text:p text:style-name="P1"><text:span text:style-name="T1">Exercises</text:span></text:p>
                </table:table-cell>
                <table:covered-table-cell/>
                <table:covered-table-cell/>
              </table:table-row>
              <table:table-row table:style-name="ro1" table:default-cell-style-name="ce2">
                <table:table-cell>
                  <text:p text:style-name="P2"><text:span text:style-name="T1">excerise_id</text:span></text:p>
                </table:table-cell>
                <table:table-cell>
                  <text:p text:style-name="P2"><text:span text:style-name="T1">BIGINT(20),</text:span></text:p>
                  <text:p><text:span text:style-name="T1">AUTO_INCREMENT</text:span></text:p>
                </table:table-cell>
                <table:table-cell>
                  <text:p text:style-name="P2"><text:span text:style-name="T1">PK</text:span></text:p>
                </table:table-cell>
              </table:table-row>
              <table:table-row table:style-name="ro1" table:default-cell-style-name="ce2">
                <table:table-cell>
                  <text:p text:style-name="P2">exercise_name </text:p>
                </table:table-cell>
                <table:table-cell>
                  <text:p text:style-name="P2"><text:span text:style-name="T1">VARCHAR(255)</text:span></text:p>
                </table:table-cell>
                <table:table-cell/>
              </table:table-row>
              <table:table-row table:style-name="ro1" table:default-cell-style-name="ce2">
                <table:table-cell>
                  <text:p text:style-name="P2"><text:span text:style-name="T1">is_time*</text:span></text:p>
                </table:table-cell>
                <table:table-cell>
                  <text:p text:style-name="P2"><text:span text:style-name="T1">TINYINT(1)</text:span></text:p>
                </table:table-cell>
                <table:table-cell/>
              </table:table-row>
            </table:table>
            <draw:image xlink:href="Pictures/TablePreview2.svm" xlink:type="simple" xlink:show="embed" xlink:actuate="onLoad"/>
          </draw:frame>
          <draw:connector draw:style-name="gr1" draw:text-style-name="P1" draw:layer="layout" svg:x1="3.558cm" svg:y1="22.547cm" svg:x2="3.739cm" svg:y2="10.773cm" draw:start-shape="id1" draw:start-glue-point="3" draw:end-shape="id2" svg:d="M3558 22547h-502v-11774h683" svg:viewBox="0 0 684 11775">
            <text:p/>
          </draw:connector>
          <draw:frame draw:style-name="gr2" draw:text-style-name="P3" draw:layer="layout" svg:width="15.25cm" svg:height="2.25cm" svg:x="2.875cm" svg:y="1.491cm">
            <draw:text-box>
              <text:p text:style-name="P1"><text:span text:style-name="T2">DB Schema for add-on tables </text:span></text:p>
            </draw:text-box>
          </draw:frame>
          <draw:frame draw:style-name="gr3" draw:text-style-name="P4" draw:layer="layout" svg:width="14.25cm" svg:height="1.419cm" svg:x="3.5cm" svg:y="26.6cm">
            <draw:text-box>
              <text:p><text:span text:style-name="T3">*Time results saved in seconds in ‘result’</text:span></text:p>
            </draw:text-box>
          </draw:frame>
        </draw:g>
        <draw:frame draw:style-name="gr4" draw:text-style-name="P5" draw:layer="layout" svg:width="2.873cm" svg:height="0.935cm" svg:x="1.017cm" svg:y="1cm">
          <draw:text-box>
            <text:p><text:span text:style-name="T1"><text:date style:data-style-name="D1" text:date-value="2024-07-02">2/7/24</text:date></text:span></text:p>
          </draw:text-box>
        </draw:frame>
      </draw:page>
      <draw:page draw:name="page2" draw:style-name="dp1" draw:master-page-name="Default">
        <draw:custom-shape draw:style-name="gr5" draw:text-style-name="P6" xml:id="id7" draw:id="id7" draw:layer="layout" svg:width="7.75cm" svg:height="2.5cm" svg:x="6.625cm" svg:y="16.697cm">
          <text:p text:style-name="P6"><text:span text:style-name="T4">query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8.5cm" svg:height="1.75cm" svg:x="6.171cm" svg:y="1.447cm">
          <draw:text-box>
            <text:p text:style-name="P1"><text:span text:style-name="T2">Save Quiz Result</text:span></text:p>
          </draw:text-box>
        </draw:frame>
        <draw:custom-shape draw:style-name="gr7" draw:text-style-name="P7" xml:id="id3" draw:id="id3" draw:layer="layout" svg:width="7.75cm" svg:height="1.5cm" svg:x="6.625cm" svg:y="3.1cm">
          <text:p text:style-name="P7"><text:span text:style-name="T2">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5" draw:id="id5" draw:layer="layout" svg:width="7.125cm" svg:height="7.125cm" svg:x="6.938cm" svg:y="9.125cm">
          <text:p text:style-name="P6"><text:span text:style-name="T4">Quiz data submitt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xml:id="id4" draw:id="id4" draw:layer="layout" svg:width="7.75cm" svg:height="2.5cm" svg:x="6.625cm" svg:y="5.7cm">
          <text:p text:style-name="P6"><text:span text:style-name="T4">Wait for learndash_quiz_completed</text:span></text:p>
          <text:p text:style-name="P6"><text:span text:style-name="T4">hook</text:span></text:p>
          <draw:enhanced-geometry svg:viewBox="0 0 21600 21600" draw:type="rectangle" draw:enhanced-path="M 0 0 L 21600 0 21600 21600 0 21600 0 0 Z N"/>
        </draw:custom-shape>
        <draw:connector draw:style-name="gr9" draw:text-style-name="P1" xml:id="id6" draw:id="id6" draw:layer="layout" svg:x1="10.5cm" svg:y1="4.6cm" svg:x2="10.5cm" svg:y2="5.7cm" draw:start-shape="id3" draw:start-glue-point="2" draw:end-shape="id4" draw:end-glue-point="0" svg:d="M10500 4600v1100" svg:viewBox="0 0 1 1101">
          <text:p/>
        </draw:connector>
        <draw:connector draw:style-name="gr9" draw:text-style-name="P1" draw:layer="layout" svg:x1="10.5cm" svg:y1="8.2cm" svg:x2="10.501cm" svg:y2="9.125cm" draw:start-shape="id4" draw:start-glue-point="2" draw:end-shape="id5" draw:end-glue-point="4" svg:d="M10500 8200v462h1v463" svg:viewBox="0 0 2 926">
          <text:p/>
        </draw:connector>
        <draw:connector draw:style-name="gr9" draw:text-style-name="P1" draw:layer="layout" svg:x1="14.063cm" svg:y1="12.688cm" svg:x2="10.5cm" svg:y2="5.15cm" draw:start-shape="id5" draw:start-glue-point="7" draw:end-shape="id6" draw:end-glue-point="0" svg:d="M14063 12688h501v-7538h-4064" svg:viewBox="0 0 4065 7539">
          <text:p/>
        </draw:connector>
        <draw:connector draw:style-name="gr9" draw:text-style-name="P1" draw:layer="layout" svg:x1="10.501cm" svg:y1="16.25cm" svg:x2="10.5cm" svg:y2="16.697cm" draw:start-shape="id5" draw:start-glue-point="6" draw:end-shape="id7" draw:end-glue-point="0" svg:d="M10501 16250v224h-1v223" svg:viewBox="0 0 2 448">
          <text:p/>
        </draw:connector>
        <draw:frame draw:style-name="gr4" draw:text-style-name="P5" draw:layer="layout" svg:width="2.873cm" svg:height="0.935cm" svg:x="1.018cm" svg:y="1.001cm">
          <draw:text-box>
            <text:p><text:span text:style-name="T1"><text:date style:data-style-name="D1" text:date-value="2024-07-02">2/7/24</text:date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4T20:18:57.734942363</meta:creation-date>
    <dc:date>2024-07-02T17:05:05.112871000</dc:date>
    <meta:editing-duration>P1DT2H1M48S</meta:editing-duration>
    <meta:editing-cycles>14</meta:editing-cycles>
    <meta:generator>LibreOffice/7.3.7.2$Linux_X86_64 LibreOffice_project/30$Build-2</meta:generator>
    <meta:document-statistic meta:object-count="17"/>
  </office:meta>
</office:document-meta>
</file>